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0000000100AAC7D293.png" manifest:media-type=""/>
  <manifest:file-entry manifest:full-path="Pictures/100002000000042D000001FAA2A5EC56.png" manifest:media-type=""/>
  <manifest:file-entry manifest:full-path="Pictures/1000020100000100000001002092603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827cm" svg:height="2.221cm" svg:x="17.965cm" svg:y="15.4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33cm" svg:height="2.221cm" svg:x="10.838cm" svg:y="15.41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3.981cm" svg:height="2.221cm" svg:x="-3.463cm" svg:y="15.417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g>
                  <draw:g>
                    <draw:custom-shape draw:style-name="gr2" draw:text-style-name="P1" draw:layer="layout" svg:width="0.563cm" svg:height="1.088cm" svg:x="-1.58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-1.016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-0.44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0.12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0.696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.265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1.833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2.40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-1.58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1.01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-0.44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6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0.69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6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.835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.40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-1.58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1.01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-0.44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6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0.69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6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.835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.40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88cm" svg:x="-1.58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-1.01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-0.44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0.126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0.69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.266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1.835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.40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-1.58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1.01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-0.44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6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0.69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6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.835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.40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-1.58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-1.016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0.44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0.696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5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1.833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2.40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-1.58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-1.016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0.44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0.696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5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1.833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2.40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-1.58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-1.016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0.44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0.696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5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1.833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2.40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custom-shape draw:style-name="gr3" draw:text-style-name="P1" draw:layer="layout" svg:width="1.109cm" svg:height="1.088cm" svg:x="-3.167cm" svg:y="20.531cm">
                  <text:p text:style-name="P1">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91cm" svg:x="-3.162cm" svg:y="21.771cm">
                  <text:p text:style-name="P1">4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91cm" svg:x="-3.162cm" svg:y="23.015cm">
                  <text:p text:style-name="P1">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88cm" svg:x="-3.162cm" svg:y="24.258cm">
                  <text:p text:style-name="P1">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91cm" svg:x="-3.162cm" svg:y="25.497cm">
                  <text:p text:style-name="P1">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-3.167cm" svg:y="26.738cm">
                  <text:p text:style-name="P1">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2" draw:layer="layout" svg:width="1.109cm" svg:height="1.091cm" svg:x="-3.167cm" svg:y="18.048cm">
                  <text:p text:style-name="P1"><text:span text:style-name="T1">7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-3.167cm" svg:y="19.289cm">
                  <text:p text:style-name="P1">6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g>
                    <draw:custom-shape draw:style-name="gr2" draw:text-style-name="P1" draw:layer="layout" svg:width="0.564cm" svg:height="1.088cm" svg:x="5.58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6.15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6.72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7.29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7.86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8.43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9.00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9.57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5.5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6.15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6.73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7.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9.008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578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5.5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6.15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6.73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7.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9.008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578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88cm" svg:x="5.5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6.15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6.73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7.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7.8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8.43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9.008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9.578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5.5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6.15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6.73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7.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9.008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578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5.58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15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72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7.29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6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00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9.57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5.58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15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72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7.29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6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00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9.57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5.58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15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72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7.29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6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00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9.57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custom-shape draw:style-name="gr3" draw:text-style-name="P1" draw:layer="layout" svg:width="1.109cm" svg:height="1.088cm" svg:x="4.005cm" svg:y="20.531cm">
                  <text:p text:style-name="P1">1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1cm" svg:y="21.771cm">
                  <text:p text:style-name="P1">1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1cm" svg:y="23.015cm">
                  <text:p text:style-name="P1">1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88cm" svg:x="4.01cm" svg:y="24.258cm">
                  <text:p text:style-name="P1">1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1cm" svg:y="25.497cm">
                  <text:p text:style-name="P1">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05cm" svg:y="26.738cm">
                  <text:p text:style-name="P1">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05cm" svg:y="18.048cm">
                  <text:p text:style-name="P1">1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05cm" svg:y="19.289cm">
                  <text:p text:style-name="P1">14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g>
                    <draw:custom-shape draw:style-name="gr2" draw:text-style-name="P1" draw:layer="layout" svg:width="0.562cm" svg:height="1.088cm" svg:x="12.75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13.32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3.89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4.46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5.03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5.60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6.17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6.746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6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3.3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90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5.03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17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74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6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3.3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90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5.03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17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74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88cm" svg:x="12.76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13.3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3.90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4.4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15.03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5.6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16.17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16.74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6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3.3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90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5.03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17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74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5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3.32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89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6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03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0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17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746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5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3.32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89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6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03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0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17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746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5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3.32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89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6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03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0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17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746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custom-shape draw:style-name="gr3" draw:text-style-name="P1" draw:layer="layout" svg:width="1.109cm" svg:height="1.088cm" svg:x="11.175cm" svg:y="20.531cm">
                  <text:p text:style-name="P1">2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8cm" svg:y="21.771cm">
                  <text:p text:style-name="P1">2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8cm" svg:y="23.015cm">
                  <text:p text:style-name="P1">1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88cm" svg:x="11.18cm" svg:y="24.258cm">
                  <text:p text:style-name="P1">1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8cm" svg:y="25.497cm">
                  <text:p text:style-name="P1">17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75cm" svg:y="26.738cm">
                  <text:p text:style-name="P1">16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75cm" svg:y="18.048cm">
                  <text:p text:style-name="P1">2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75cm" svg:y="19.289cm">
                  <text:p text:style-name="P1">2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4" draw:text-style-name="P1" draw:layer="layout" svg:width="1.425cm" svg:height="2.157cm" svg:x="22.801cm" svg:y="16.905cm">
                    <text:p/>
                    <draw:enhanced-geometry svg:viewBox="0 0 21600 21600" draw:mirror-vertical="true" draw:text-areas="?f0 0 ?f2 ?f5" draw:type="down-arrow" draw:modifiers="16200 5400" draw:enhanced-path="M ?f0 0 L ?f0 ?f1 0 ?f1 10800 21600 21600 ?f1 ?f2 ?f1 ?f2 0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1 $0" draw:handle-range-x-minimum="0" draw:handle-range-x-maximum="10800" draw:handle-range-y-minimum="0" draw:handle-range-y-maximum="21600"/>
                    </draw:enhanced-geometry>
                  </draw:custom-shape>
                  <draw:g>
                    <draw:custom-shape draw:style-name="gr2" draw:text-style-name="P1" draw:layer="layout" svg:width="0.563cm" svg:height="1.088cm" svg:x="19.931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20.5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1.072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21.63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22.21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2.7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23.34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23.91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19.93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0.50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1.07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1.64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21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78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3.35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3.92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19.93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0.50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1.07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1.64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21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78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3.35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3.92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88cm" svg:x="19.93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20.50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1.07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21.64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22.21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22.78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23.35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3.92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5" draw:text-style-name="P1" draw:layer="layout" svg:width="0.564cm" svg:height="1.091cm" svg:x="19.93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4cm" svg:height="1.091cm" svg:x="20.50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1.07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4cm" svg:height="1.091cm" svg:x="21.64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1cm" svg:height="1.091cm" svg:x="22.21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1cm" svg:height="1.091cm" svg:x="22.78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4cm" svg:height="1.091cm" svg:x="23.35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3.92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5" draw:text-style-name="P1" draw:layer="layout" svg:width="0.563cm" svg:height="1.091cm" svg:x="19.931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3cm" svg:height="1.091cm" svg:x="20.5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1.072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3cm" svg:height="1.091cm" svg:x="21.63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2cm" svg:height="1.091cm" svg:x="22.21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2.7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1cm" svg:height="1.091cm" svg:x="23.34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2cm" svg:height="1.091cm" svg:x="23.91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" draw:text-style-name="P1" draw:layer="layout" svg:width="0.563cm" svg:height="1.091cm" svg:x="19.931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0.5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1.072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1.63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2.21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2.7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1cm" svg:height="1.091cm" svg:x="23.34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3.91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" draw:text-style-name="P1" draw:layer="layout" svg:width="0.563cm" svg:height="1.091cm" svg:x="19.931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0.5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1.072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1.63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2.21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2.7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1cm" svg:height="1.091cm" svg:x="23.34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3.91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custom-shape draw:style-name="gr4" draw:text-style-name="P1" draw:layer="layout" svg:width="1.425cm" svg:height="2.157cm" svg:x="20.1cm" svg:y="17.11cm">
                    <text:p/>
                    <draw:enhanced-geometry svg:viewBox="0 0 21600 21600" draw:text-areas="?f0 0 ?f2 ?f5" draw:type="down-arrow" draw:modifiers="16200 5400" draw:enhanced-path="M ?f0 0 L ?f0 ?f1 0 ?f1 10800 21600 21600 ?f1 ?f2 ?f1 ?f2 0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1 $0" draw:handle-range-x-minimum="0" draw:handle-range-x-maximum="10800" draw:handle-range-y-minimum="0" draw:handle-range-y-maximum="21600"/>
                    </draw:enhanced-geometry>
                  </draw:custom-shape>
                </draw:g>
                <draw:custom-shape draw:style-name="gr3" draw:text-style-name="P1" draw:layer="layout" svg:width="1.107cm" svg:height="1.088cm" svg:x="18.349cm" svg:y="20.531cm">
                  <text:p text:style-name="P1">2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8.352cm" svg:y="21.771cm">
                  <text:p text:style-name="P1">2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8.352cm" svg:y="23.015cm">
                  <text:p text:style-name="P1">27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88cm" svg:x="18.352cm" svg:y="24.258cm">
                  <text:p text:style-name="P1">26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8.352cm" svg:y="25.497cm">
                  <text:p text:style-name="P1">2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7cm" svg:height="1.091cm" svg:x="18.349cm" svg:y="26.738cm">
                  <text:p text:style-name="P1">24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7cm" svg:height="1.091cm" svg:x="18.349cm" svg:y="18.048cm">
                  <text:p text:style-name="P1">3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7cm" svg:height="1.091cm" svg:x="18.349cm" svg:y="19.289cm">
                  <text:p text:style-name="P1">3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2" draw:text-style-name="P1" draw:layer="layout" svg:width="0.564cm" svg:height="1.091cm" svg:x="12.74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3.31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3.88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3cm" svg:height="1.091cm" svg:x="14.45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5.02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5.59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6.16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6.73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0.564cm" svg:height="1.091cm" svg:x="-1.593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-1.023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-0.454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3cm" svg:height="1.091cm" svg:x="0.11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0.68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.25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.82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2.39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7" draw:layer="layout" svg:width="1.383cm" svg:height="0.962cm" svg:x="-3.292cm" svg:y="15.996cm">
              <draw:text-box>
                <text:p>PC</text:p>
              </draw:text-box>
            </draw:frame>
            <draw:frame draw:style-name="gr7" draw:text-style-name="P3" draw:layer="layout" svg:width="1.137cm" svg:height="0.962cm" svg:x="4.009cm" svg:y="15.996cm">
              <draw:text-box>
                <text:p><text:span text:style-name="T2">IR</text:span></text:p>
              </draw:text-box>
            </draw:frame>
            <draw:frame draw:style-name="gr7" draw:text-style-name="P3" draw:layer="layout" svg:width="1.383cm" svg:height="0.962cm" svg:x="-3.291cm" svg:y="15.996cm">
              <draw:text-box>
                <text:p><text:span text:style-name="T2">PC</text:span></text:p>
              </draw:text-box>
            </draw:frame>
            <draw:frame draw:style-name="gr7" draw:text-style-name="P3" draw:layer="layout" svg:width="1.137cm" svg:height="0.962cm" svg:x="11.01cm" svg:y="15.996cm">
              <draw:text-box>
                <text:p><text:span text:style-name="T2"><text:s/></text:span><text:span text:style-name="T2">A</text:span></text:p>
              </draw:text-box>
            </draw:frame>
            <draw:g>
              <draw:custom-shape draw:style-name="gr6" draw:text-style-name="P1" draw:layer="layout" svg:width="0.564cm" svg:height="1.091cm" svg:x="5.608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561cm" svg:height="1.091cm" svg:x="6.178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561cm" svg:height="1.091cm" svg:x="6.74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3cm" svg:height="1.091cm" svg:x="7.31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7.888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8.45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9.02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9.59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8" draw:text-style-name="P1" draw:layer="layout" svg:width="3.123cm" svg:height="3.123cm" svg:x="19.124cm" svg:y="14.6cm">
            <draw:image xlink:href="Pictures/10000201000001000000010020926038.png" xlink:type="simple" xlink:show="embed" xlink:actuate="onLoad">
              <text:p/>
            </draw:image>
          </draw:frame>
          <draw:frame draw:style-name="gr8" draw:text-style-name="P1" draw:layer="layout" svg:width="2.599cm" svg:height="2.599cm" svg:x="22.193cm" svg:y="14.472cm">
            <draw:image xlink:href="Pictures/100002010000010000000100AAC7D293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frame draw:style-name="gr8" draw:text-style-name="P1" draw:layer="layout" svg:width="28.258cm" svg:height="13.358cm" svg:x="-3.464cm" svg:y="14.472cm">
          <draw:image xlink:href="Pictures/100002000000042D000001FAA2A5EC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7T13:25:47</meta:creation-date>
    <dc:date>2013-03-04T09:02:48</dc:date>
    <meta:editing-duration>PT22M8S</meta:editing-duration>
    <meta:editing-cycles>5</meta:editing-cycles>
    <meta:generator>LibreOffice/4.0.0.3$Linux_x86 LibreOffice_project/7545bee9c2a0782548772a21bc84a9dcc583b89</meta:generator>
    <meta:document-statistic meta:object-count="370"/>
  </office:meta>
</office:document-meta>
</file>